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Albany AMT1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ivendell Operations Guide</text:span></text:p>
      <text:p text:style-name="P1">Version 0.9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Albany AMT1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font-name-asian="Albany AMT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9011</meta:generator>
    <meta:creation-date>2006-09-27T15:03:40</meta:creation-date>
    <dc:date>2006-09-27T15:21:38</dc:date>
    <dc:language>en-US</dc:language>
    <meta:editing-cycles>4</meta:editing-cycles>
    <meta:editing-duration>PT17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5" meta:character-count="37"/>
  </office:meta>
</office:document-meta>
</file>